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293D000CD3C4706C.png" manifest:media-type="image/png"/>
  <manifest:file-entry manifest:full-path="Pictures/100000000000083400000D9F0596B4200C025A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7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7cm, 0.128cm, 0.38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65cm"/>
    </style:style>
    <style:style style:name="gr6" style:family="graphic" style:parent-style-name="standard">
      <style:graphic-properties svg:stroke-color="#ff3333" draw:fill-color="#ff3333" draw:opacity="100%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1" fo:font-size="8pt" style:font-size-asian="8pt" style:font-size-complex="8pt"/>
    </style:style>
    <style:style style:name="P3" style:family="paragraph">
      <loext:graphic-properties draw:fill-color="#ff3333" draw:opacity="100%"/>
      <style:paragraph-properties fo:text-align="center"/>
    </style:style>
    <style:style style:name="P4" style:family="paragraph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Liberation Sans1" fo:font-size="8pt" style:font-size-asian="8pt" style:font-size-complex="8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89cm" svg:height="14.592cm" svg:x="0.002cm" svg:y="2.399cm">
          <draw:image xlink:href="Pictures/100000000000083400000D9F0596B4200C025A01.png" xlink:type="simple" xlink:show="embed" xlink:actuate="onLoad">
            <text:p/>
          </draw:image>
        </draw:frame>
        <draw:frame draw:style-name="gr2" draw:text-style-name="P1" draw:layer="layout" svg:width="3.152cm" svg:height="3.68cm" svg:x="1.482cm" svg:y="13.003cm">
          <draw:image xlink:href="Pictures/100000000000038400000384293D000CD3C4706C.png" xlink:type="simple" xlink:show="embed" xlink:actuate="onLoad">
            <text:p/>
          </draw:image>
        </draw:frame>
        <draw:frame draw:style-name="gr3" draw:text-style-name="P2" draw:layer="layout" svg:width="1.844cm" svg:height="0.569cm" svg:x="2.969cm" svg:y="4.27cm">
          <draw:text-box>
            <text:p><text:span text:style-name="T1">Hay Island</text:span></text:p>
          </draw:text-box>
        </draw:frame>
        <draw:frame draw:style-name="gr4" draw:text-style-name="P2" draw:layer="layout" svg:width="1.742cm" svg:height="0.887cm" svg:x="2.104cm" svg:y="8.696cm">
          <draw:text-box>
            <text:p><text:span text:style-name="T1">Sheep </text:span></text:p>
            <text:p><text:span text:style-name="T1">Island</text:span></text:p>
          </draw:text-box>
        </draw:frame>
        <draw:frame draw:style-name="gr5" draw:text-style-name="P2" draw:layer="layout" svg:width="1.565cm" svg:height="0.887cm" svg:x="5.582cm" svg:y="6.555cm">
          <draw:text-box>
            <text:p><text:span text:style-name="T1">Kent </text:span></text:p>
            <text:p><text:span text:style-name="T1">Island</text:span></text:p>
          </draw:text-box>
        </draw:frame>
        <draw:custom-shape draw:style-name="gr6" draw:text-style-name="P3" draw:layer="layout" svg:width="0.102cm" svg:height="0.102cm" svg:x="2.714cm" svg:y="1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284cm" svg:height="1.673cm" svg:x="0.206cm" svg:y="0.244cm">
          <draw:text-box>
            <text:p text:style-name="P4"><text:span text:style-name="T2">FIGURE 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39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9cm" fo:margin-bottom="0cm" fo:text-indent="0cm"/>
      <style:text-properties fo:font-size="16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17.0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956cm" svg:height="7.575cm" svg:x="3.521cm" svg:y="2.485cm"/>
      <draw:page-thumbnail draw:layer="backgroundobjects" svg:width="3.956cm" svg:height="7.575cm" svg:x="3.521cm" svg:y="11.061cm"/>
      <draw:page-thumbnail draw:layer="backgroundobjects" svg:width="3.956cm" svg:height="7.575cm" svg:x="3.521cm" svg:y="19.637cm"/>
      <draw:page-thumbnail draw:layer="backgroundobjects" svg:width="3.956cm" svg:height="7.575cm" svg:x="13.521cm" svg:y="2.485cm"/>
      <draw:page-thumbnail draw:layer="backgroundobjects" svg:width="3.956cm" svg:height="7.575cm" svg:x="13.521cm" svg:y="11.061cm"/>
      <draw:page-thumbnail draw:layer="backgroundobjects" svg:width="3.956cm" svg:height="7.575cm" svg:x="13.521cm" svg:y="19.637cm"/>
    </style:handout-master>
    <style:master-page style:name="Default" style:page-layout-name="PM1" draw:style-name="Mdp1">
      <draw:frame presentation:style-name="Default-title" draw:layer="backgroundobjects" svg:width="8.001cm" svg:height="2.841cm" svg:x="0.444cm" svg:y="0.674cm" presentation:class="title" presentation:placeholder="true">
        <draw:text-box/>
      </draw:frame>
      <draw:frame presentation:style-name="Default-outline1" draw:layer="backgroundobjects" svg:width="8.001cm" svg:height="9.869cm" svg:x="0.444cm" svg:y="3.978cm" presentation:class="outline" presentation:placeholder="true">
        <draw:text-box/>
      </draw:frame>
      <draw:frame presentation:style-name="Mpr1" draw:text-style-name="MP2" draw:layer="backgroundobjects" svg:width="2.071cm" svg:height="1.173cm" svg:x="0.444cm" svg:y="15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1.173cm" svg:x="3.04cm" svg:y="15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1.173cm" svg:x="6.374cm" svg:y="15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6:49:04.525278310</meta:creation-date>
    <meta:editing-duration>PT4M48S</meta:editing-duration>
    <meta:editing-cycles>4</meta:editing-cycles>
    <meta:generator>LibreOffice/5.1.6.2$Linux_X86_64 LibreOffice_project/10m0$Build-2</meta:generator>
    <dc:date>2018-05-03T14:46:12.133848141</dc:date>
    <dc:creator>Liam Taylor</dc:creator>
    <meta:document-statistic meta:object-count="30"/>
  </office:meta>
</office:document-meta>
</file>